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94cm" fo:min-width="5.36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5cm" fo:min-width="1.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98cm" fo:min-width="0.9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6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EVA-マティス-クラシック EB" fo:font-size="9pt" style:font-name-asian="EVA-マティス-クラシック EB" style:font-size-asian="9pt" style:font-size-complex="9pt"/>
    </style:style>
    <style:style style:name="P4" style:family="paragraph"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="none"/>
      <style:paragraph-properties fo:text-align="center"/>
      <style:text-properties style:font-name="EVA-マティス-クラシック EB" fo:font-size="7pt" style:font-name-asian="EVA-マティス-クラシック EB" style:font-size-asian="7pt" style:font-size-complex="7pt"/>
    </style:style>
    <style:style style:name="P6" style:family="paragraph">
      <style:text-properties style:font-name="EVA-マティス-クラシック EB" fo:font-size="12pt" style:font-name-asian="EVA-マティス-クラシック EB" style:font-size-asian="12pt" style:font-size-complex="12pt"/>
    </style:style>
    <style:style style:name="P7" style:family="paragraph">
      <loext:graphic-properties draw:fill="none" draw:fill-color="#ffffff"/>
      <style:text-properties style:font-name="EVA-マティス-クラシック EB" fo:font-size="12pt" style:font-name-asian="EVA-マティス-クラシック EB" style:font-size-asian="12pt" style:font-size-complex="12pt"/>
    </style:style>
    <style:style style:name="P8" style:family="paragraph">
      <style:text-properties style:font-name="EVA-マティス-クラシック EB" fo:font-size="6pt" style:font-name-asian="EVA-マティス-クラシック EB" style:font-size-asian="6pt" style:font-size-complex="6pt"/>
    </style:style>
    <style:style style:name="P9" style:family="paragraph">
      <loext:graphic-properties draw:fill="none" draw:fill-color="#ffffff"/>
      <style:text-properties style:font-name="EVA-マティス-クラシック EB" fo:font-size="6pt" style:font-name-asian="EVA-マティス-クラシック EB" style:font-size-asian="6pt" style:font-size-complex="6pt"/>
    </style:style>
    <style:style style:name="T1" style:family="text">
      <style:text-properties style:font-name="EVA-マティス-クラシック EB" fo:font-size="9pt" style:font-name-asian="EVA-マティス-クラシック EB" style:font-size-asian="9pt" style:font-size-complex="9pt"/>
    </style:style>
    <style:style style:name="T2" style:family="text">
      <style:text-properties style:font-name="EVA-マティス-クラシック EB" fo:font-size="7pt" style:font-name-asian="EVA-マティス-クラシック EB" style:font-size-asian="7pt" style:font-size-complex="7pt"/>
    </style:style>
    <style:style style:name="T3" style:family="text">
      <style:text-properties style:font-name="EVA-マティス-クラシック EB" fo:font-size="12pt" style:font-name-asian="EVA-マティス-クラシック EB" style:font-size-asian="12pt" style:font-size-complex="12pt"/>
    </style:style>
    <style:style style:name="T4" style:family="text">
      <style:text-properties style:font-name="EVA-マティス-クラシック EB" fo:font-size="6pt" style:font-name-asian="EVA-マティス-クラシック EB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8.4cm" svg:height="4.7cm" svg:x="2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cm" svg:height="0.7cm" svg:x="8.2cm" svg:y="1.6cm">
          <text:p text:style-name="P2"><text:span text:style-name="T1">メールサーバ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0.7cm" svg:x="3.1cm" svg:y="4.6cm">
          <text:p text:style-name="P2"><text:span text:style-name="T1">メールサーバ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cm" svg:height="0.7cm" svg:x="5.5cm" svg:y="6.3cm">
          <text:p text:style-name="P2"><text:span text:style-name="T1">クライアント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cm" svg:y1="6.3cm" svg:x2="8.6cm" svg:y2="3.1cm">
          <text:p/>
        </draw:line>
        <draw:line draw:style-name="gr4" draw:text-style-name="P1" draw:layer="layout" svg:x1="5.7cm" svg:y1="6.3cm" svg:x2="5.2cm" svg:y2="5.7cm">
          <text:p/>
        </draw:line>
        <draw:custom-shape draw:style-name="gr5" draw:text-style-name="P5" draw:layer="layout" svg:width="1.5cm" svg:height="0.4cm" svg:x="8.2cm" svg:y="2.3cm">
          <text:p text:style-name="P4"><text:span text:style-name="T2">25/TC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cm" svg:height="0.4cm" svg:x="3.7cm" svg:y="5.3cm">
          <text:p text:style-name="P4"><text:span text:style-name="T2">25/TCP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2cm" svg:height="0.7cm" svg:x="4.4cm" svg:y="2.8cm">
          <draw:text-box>
            <text:p text:style-name="P6"><text:span text:style-name="T3">ネットワーク</text:span></text:p>
          </draw:text-box>
        </draw:frame>
        <draw:frame draw:style-name="gr6" draw:text-style-name="P9" draw:layer="layout" svg:width="3.2cm" svg:height="0.887cm" svg:x="3.1cm" svg:y="3.7cm">
          <draw:text-box>
            <text:p text:style-name="P8"><text:span text:style-name="T4">同じネットワークの</text:span></text:p>
            <text:p text:style-name="P8"><text:span text:style-name="T4">メールサーバの</text:span><text:span text:style-name="T4">25/TCP</text:span><text:span text:style-name="T4">は</text:span></text:p>
            <text:p text:style-name="P8"><text:span text:style-name="T4">接続可能</text:span></text:p>
          </draw:text-box>
        </draw:frame>
        <draw:frame draw:style-name="gr7" draw:text-style-name="P9" draw:layer="layout" svg:width="3.6cm" svg:height="0.887cm" svg:x="7.2cm" svg:y="5cm">
          <draw:text-box>
            <text:p text:style-name="P8"><text:span text:style-name="T4">ネットワークの外の</text:span></text:p>
            <text:p text:style-name="P8"><text:span text:style-name="T4">メールサーバの</text:span><text:span text:style-name="T4">25/TCP</text:span><text:span text:style-name="T4">には</text:span></text:p>
            <text:p text:style-name="P8"><text:span text:style-name="T4">接続をさせな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30T03:38:57.307000000</meta:creation-date>
    <dc:date>2019-12-30T03:50:09.089000000</dc:date>
    <meta:editing-duration>PT20S</meta:editing-duration>
    <meta:editing-cycles>1</meta:editing-cycles>
    <meta:document-statistic meta:object-count="11"/>
    <meta:generator>LibreOffice/5.4.4.2$Windows_X86_64 LibreOffice_project/2524958677847fb3bb44820e40380acbe820f960</meta:generator>
  </office:meta>
</office:document-meta>
</file>